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00000006F0227DED0E85975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14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4.145cm" fo:min-width="0.0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3cm 15.8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ordinateur n’en puisse plus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Numpy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11.1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/numpy.ipynb</text:span></text:p>
              </text:list-item>
            </text:list>
            <text:p text:style-name="P13"><text:span text:style-name="T9"/></text:p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numpy" xlink:type="simple">https://downgit.github.io/#/home?url=https://github.com/DanYellow/cours/tree/main/big-data-s4/travaux-pratiques/numero-5/ressources/numpy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6.06cm" svg:height="11.504cm" svg:x="1.37cm" svg:y="2.296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/initiation-pandas-partie-1.ipynb</text:span></text:p>
                <text:p text:style-name="P13"><text:span text:style-name="T9"/></text:p>
              </text:list-item>
            </text:list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pandas/pratique" xlink:type="simple">https://downgit.github.io/#/home?url=https://github.com/DanYellow/cours/tree/main/big-data-s4/travaux-pratiques/numero-5/ressources/pandas/pratique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2-09T08:15:34.766000000</dc:date>
    <meta:editing-duration>P19DT22H31M45S</meta:editing-duration>
    <meta:editing-cycles>936</meta:editing-cycles>
    <meta:generator>LibreOffice/7.0.1.2$Windows_x86 LibreOffice_project/7cbcfc562f6eb6708b5ff7d7397325de9e764452</meta:generator>
    <meta:document-statistic meta:object-count="79"/>
  </office:meta>
</office:document-meta>
</file>